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ven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this point, we have more than enough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ERE IT IS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l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Hamuko! You can't just say that so easi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Just as
young people like yourself ought to b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ease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n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 as those two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